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a8c3" officeooo:paragraph-rsid="001fa8c3"/>
    </style:style>
    <style:style style:name="T1" style:family="text">
      <style:text-properties officeooo:rsid="00204e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doc is the result of a collaboration with Klimentina Milenova, in which <text:s/>we aim to explore new ways to create plant interfaces. In this artistic approach the results shown how plants could be feeling when touch by the human hand.</text:p>
      <text:p text:style-name="P1"/>
      <text:p text:style-name="P1">Normally the human intervention in natural enviroments occur to be destructive and when not at least occurs to be protective in a very unnatural ways, for example keeping plants alive thanks to the conditioned enviroment of our artificial habitats, we have to water the plants and cover their light necesities by exposing them in our light places or even creating artificial lights when is needed to fulfill its basic photosintesis process. <text:s/>This artwork reflects about the crossroads between systems and its boundaries to get a good feedback and understanding. </text:p>
      <text:p text:style-name="P1"/>
      <text:p text:style-name="P1">The electrical capacity of our body and the plant makes the conductive difference which would trigger the relations between the human, plant, and technology system<text:span text:style-name="T1">s</text:span> which make us able to <text:span text:style-name="T1">enable the necesary care for the plant to get a feedback from the result to satisfy it. <text:line-break/><text:line-break/>The plant response is appart from the image that make us see how are the condition by the color of the leaves and its shape and firmness, the sound would be the quality which would trigger another unexpected feeling. </text:span></text:p>
      <text:p text:style-name="P1"/>
      <text:p text:style-name="P1">Moreover Dradoc is another approach to make more natural controllers in which the feeling of technology doesn't have to be entirely artific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22:17:24.083000000</meta:creation-date>
    <dc:date>2016-09-14T22:39:32.523000000</dc:date>
    <meta:editing-duration>PT9M58S</meta:editing-duration>
    <meta:editing-cycles>1</meta:editing-cycles>
    <meta:generator>LibreOffice/5.1.5.2$Windows_x86 LibreOffice_project/7a864d8825610a8c07cfc3bc01dd4fce6a9447e5</meta:generator>
    <meta:document-statistic meta:table-count="0" meta:image-count="0" meta:object-count="0" meta:page-count="1" meta:paragraph-count="4" meta:word-count="237" meta:character-count="1431" meta:non-whitespace-character-count="1192"/>
  </office:meta>
</office:document-meta>
</file>